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43000000234CADBD585.png"/>
  <manifest:file-entry manifest:media-type="image/png" manifest:full-path="Pictures/1000000000000458000002229B9DE04D.png"/>
  <manifest:file-entry manifest:media-type="image/png" manifest:full-path="Pictures/10000000000001290000025FE7EAE984.png"/>
  <manifest:file-entry manifest:media-type="image/png" manifest:full-path="Pictures/10000000000003E7000002A023B87DD1.png"/>
  <manifest:file-entry manifest:media-type="image/png" manifest:full-path="Pictures/10000000000000F90000025730CF46E5.png"/>
  <manifest:file-entry manifest:media-type="image/png" manifest:full-path="Pictures/10000000000004D40000024D1E5EDBA4.png"/>
  <manifest:file-entry manifest:media-type="image/png" manifest:full-path="Pictures/10000000000003C30000025D3638E85D.png"/>
  <manifest:file-entry manifest:media-type="image/png" manifest:full-path="Pictures/10000000000001CF0000025D341C0AA0.png"/>
  <manifest:file-entry manifest:media-type="image/png" manifest:full-path="Pictures/10000000000003C9000002124EDE9223.png"/>
  <manifest:file-entry manifest:media-type="image/png" manifest:full-path="Pictures/10000000000003EB000002104C9A0EFE.png"/>
  <manifest:file-entry manifest:media-type="image/png" manifest:full-path="Pictures/10000000000003E00000020AC014804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1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s1" text:anchor-type="paragraph" svg:x="0cm" svg:y="2.962cm" svg:width="17cm" svg:height="8.347cm" draw:z-index="0"><draw:image xlink:href="Pictures/1000000000000458000002229B9DE04D.png" xlink:type="simple" xlink:show="embed" xlink:actuate="onLoad"/></draw:frame></text:p>
      <text:p text:style-name="Standard"/>
      <text:p text:style-name="Standard"/>
      <text:p text:style-name="P1">FILE TWITTER</text:p>
      <text:p text:style-name="Standard"/>
      <text:p text:style-name="Standard"><draw:frame draw:style-name="fr1" draw:name="images3" text:anchor-type="paragraph" svg:x="0cm" svg:y="2.147cm" svg:width="17cm" svg:height="8.948cm" draw:z-index="2"><draw:image xlink:href="Pictures/10000000000003EB000002104C9A0EFE.png" xlink:type="simple" xlink:show="embed" xlink:actuate="onLoad"/></draw:frame></text:p>
      <text:p text:style-name="Standard"/>
      <text:p text:style-name="Standard"><draw:frame draw:style-name="fr1" draw:name="images2" text:anchor-type="paragraph" svg:x="0.141cm" svg:y="2.198cm" svg:width="17cm" svg:height="8.945cm" draw:z-index="1"><draw:image xlink:href="Pictures/10000000000003E00000020AC0148040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><draw:frame draw:style-name="fr1" draw:name="images5" text:anchor-type="paragraph" svg:x="0.247cm" svg:y="0.025cm" svg:width="17cm" svg:height="8.943cm" draw:z-index="4"><draw:image xlink:href="Pictures/100000000000043000000234CADBD585.png" xlink:type="simple" xlink:show="embed" xlink:actuate="onLoad"/></draw:frame></text:p>
      <text:p text:style-name="Standard"/>
      <text:p text:style-name="Standard"><draw:frame draw:style-name="fr1" draw:name="images4" text:anchor-type="paragraph" svg:x="0.275cm" svg:y="0.009cm" svg:width="17cm" svg:height="9.297cm" draw:z-index="3"><draw:image xlink:href="Pictures/10000000000003C9000002124EDE9223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text:span text:style-name="T1">Tableau de bord</text:span></text:p>
      <text:p text:style-name="P1"><draw:frame draw:style-name="fr1" draw:name="images7" text:anchor-type="paragraph" svg:x="0cm" svg:y="14.923cm" svg:width="17cm" svg:height="8.1cm" draw:z-index="6"><draw:image xlink:href="Pictures/10000000000004D40000024D1E5EDBA4.png" xlink:type="simple" xlink:show="embed" xlink:actuate="onLoad"/></draw:frame><draw:frame draw:style-name="fr2" draw:name="images6" text:anchor-type="paragraph" svg:width="6.588cm" svg:height="15.85cm" draw:z-index="5"><draw:image xlink:href="Pictures/10000000000000F90000025730CF46E5.png" xlink:type="simple" xlink:show="embed" xlink:actuate="onLoad"/></draw:frame></text:p>
      <text:p text:style-name="P1"><draw:frame draw:style-name="fr1" draw:name="images8" text:anchor-type="paragraph" svg:x="2.164cm" svg:y="6.604cm" svg:width="12.25cm" svg:height="16.009cm" draw:z-index="7"><draw:image xlink:href="Pictures/10000000000001CF0000025D341C0AA0.png" xlink:type="simple" xlink:show="embed" xlink:actuate="onLoad"/></draw:frame><text:soft-page-break/></text:p>
      <text:p text:style-name="P1"><draw:frame draw:style-name="fr1" draw:name="images9" text:anchor-type="paragraph" svg:x="0.392cm" svg:y="0.127cm" svg:width="15.125cm" svg:height="9.622cm" draw:z-index="8"><draw:image xlink:href="Pictures/10000000000003E7000002A023B87DD1.png" xlink:type="simple" xlink:show="embed" xlink:actuate="onLoad"/></draw:frame></text:p>
      <text:p text:style-name="P1"/>
      <text:p text:style-name="P1"/>
      <text:p text:style-name="P1"/>
      <text:p text:style-name="P1"><text:soft-page-break/></text:p>
      <text:p text:style-name="P1"><draw:frame draw:style-name="fr1" draw:name="images10" text:anchor-type="paragraph" svg:x="5.577cm" svg:y="0.127cm" svg:width="7.858cm" svg:height="16.062cm" draw:z-index="9"><draw:image xlink:href="Pictures/10000000000001290000025FE7EAE984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><draw:frame draw:style-name="fr1" draw:name="images11" text:anchor-type="paragraph" svg:x="0cm" svg:y="1.852cm" svg:width="17cm" svg:height="10.68cm" draw:z-index="10"><draw:image xlink:href="Pictures/10000000000003C30000025D3638E85D.png" xlink:type="simple" xlink:show="embed" xlink:actuate="onLoad"/></draw:frame><text:soft-page-break/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ean baptiste servais</meta:initial-creator>
    <meta:creation-date>2019-07-05T14:30:23.24</meta:creation-date>
    <dc:date>2019-07-05T14:40:51.29</dc:date>
    <dc:creator>jean baptiste servais</dc:creator>
    <meta:editing-duration>PT5M14S</meta:editing-duration>
    <meta:editing-cycles>2</meta:editing-cycles>
    <meta:generator>OpenOffice/4.1.4$Win32 OpenOffice.org_project/414m4$Build-9787</meta:generator>
    <meta:document-statistic meta:table-count="0" meta:image-count="11" meta:object-count="0" meta:page-count="6" meta:paragraph-count="2" meta:word-count="5" meta:character-count="27"/>
  </office:meta>
</office:document-meta>
</file>